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2025-01-09 21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2024-02-06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2021-02-25 2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2020-01-24 14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2019-02-05 18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2017-12-14 15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2016-12-21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2016-01-26 20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2014-12-02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2013-12-05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2013-01-18 14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2011-12-13 20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2011-01-05 22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2010-01-19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2009-01-07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2008-01-29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2007-02-07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2006-01-18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2005-01-24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7472" calcext:value-type="float">
            <text:p>34.63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2004-02-12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8144" calcext:value-type="float">
            <text:p>33.91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2003-01-15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2002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2001-02-19 22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2000-02-08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98-0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97-0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96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95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2576" calcext:value-type="float">
            <text:p>44.23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94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93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2432" calcext:value-type="float">
            <text:p>43.8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92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292" calcext:value-type="float">
            <text:p>46.2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90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89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88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87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0824" calcext:value-type="float">
            <text:p>47.7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86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3888" calcext:value-type="float">
            <text:p>48.63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85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1024" calcext:value-type="float">
            <text:p>49.3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84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1752" calcext:value-type="float">
            <text:p>49.83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83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62" calcext:value-type="float">
            <text:p>49.6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83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83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52576" calcext:value-type="float">
            <text:p>51.8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83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3392" calcext:value-type="float">
            <text:p>51.5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83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3704" calcext:value-type="float">
            <text:p>51.7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82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364" calcext:value-type="float">
            <text:p>51.9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82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2888" calcext:value-type="float">
            <text:p>52.06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82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6584" calcext:value-type="float">
            <text:p>51.91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82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1656" calcext:value-type="float">
            <text:p>52.1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82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5664" calcext:value-type="float">
            <text:p>52.17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82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7648" calcext:value-type="float">
            <text:p>52.04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82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8192" calcext:value-type="float">
            <text:p>51.8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82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892" calcext:value-type="float">
            <text:p>52.3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82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82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352" calcext:value-type="float">
            <text:p>54.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82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82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81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604" calcext:value-type="float">
            <text:p>55.94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81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81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2976" calcext:value-type="float">
            <text:p>58.86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81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5032" calcext:value-type="float">
            <text:p>60.83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81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7912" calcext:value-type="float">
            <text:p>61.01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81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676" calcext:value-type="float">
            <text:p>61.70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81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81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81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188" calcext:value-type="float">
            <text:p>60.76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80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3928" calcext:value-type="float">
            <text:p>60.38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80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188" calcext:value-type="float">
            <text:p>60.76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80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1264" calcext:value-type="float">
            <text:p>58.88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80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80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80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80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80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80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80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80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79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79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79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79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79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79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79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79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79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79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79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78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78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78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78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78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78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78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78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78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78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78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78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78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77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77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77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77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77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77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77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8" calcext:value-type="float">
            <text:p>81.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77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76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76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76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76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76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76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75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75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08" calcext:value-type="float">
            <text:p>82.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74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0104" calcext:value-type="float">
            <text:p>83.89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74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73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73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72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88" calcext:value-type="float">
            <text:p>85.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72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71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28" calcext:value-type="float">
            <text:p>87.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71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88" calcext:value-type="float">
            <text:p>85.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70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6424" calcext:value-type="float">
            <text:p>84.9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69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68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68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67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67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67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66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66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66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65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65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65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64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64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64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64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64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64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64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64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458095044601</text:p>
          </table:table-cell>
          <table:table-cell office:value-type="string" calcext:value-type="string">
            <text:p>1963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61" meta:object-count="0"/>
    <meta:user-defined meta:name="AppVersion">3.0</meta:user-defined>
  </office:meta>
</office:document-meta>
</file>